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03cm" svg:stroke-color="#000000" draw:marker-start-width="0.508cm" draw:marker-end-width="0.508cm" draw:fill="solid" draw:fill-color="#ffffff" draw:textarea-horizontal-align="justify" draw:textarea-vertical-align="middle" draw:auto-grow-height="false" fo:min-height="8.386cm" fo:min-width="8.39cm" fo:padding-top="0.226cm" fo:padding-bottom="0.226cm" fo:padding-left="0.351cm" fo:padding-right="0.3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03cm" svg:stroke-color="#000000" draw:marker-start-width="0.508cm" draw:marker-end-width="0.508cm" draw:fill="solid" draw:fill-color="#ffffff" draw:textarea-horizontal-align="justify" draw:textarea-vertical-align="middle" draw:auto-grow-height="false" fo:min-height="8.184cm" fo:min-width="8.188cm" fo:padding-top="0.226cm" fo:padding-bottom="0.226cm" fo:padding-left="0.351cm" fo:padding-right="0.3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0.712cm" fo:min-width="0.516cm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0.828cm" fo:min-width="0.758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0.61cm" fo:min-width="0.414cm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0.726cm" fo:min-width="0.656cm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9cm" svg:height="8.636cm" svg:x="9.652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49cm" svg:height="0.962cm" svg:x="13.383cm" svg:y="2.086cm">
          <draw:text-box>
            <text:p>“X”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4" draw:text-style-name="P1" draw:layer="layout" svg:width="8.89cm" svg:height="8.636cm" svg:x="9.652cm" svg:y="3.35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49cm" svg:height="0.962cm" svg:x="13.383cm" svg:y="2.137cm">
          <draw:text-box>
            <text:p>“X”</text:p>
          </draw:text-box>
        </draw:frame>
        <draw:frame draw:style-name="gr5" draw:text-style-name="P2" draw:layer="layout" svg:width="6.858cm" svg:height="1.165cm" svg:x="9.906cm" svg:y="3.661cm">
          <draw:text-box>
            <text:p>ID:0x954ec0 <text:s/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4" draw:text-style-name="P1" draw:layer="layout" svg:width="8.89cm" svg:height="8.636cm" svg:x="9.652cm" svg:y="3.35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49cm" svg:height="0.962cm" svg:x="13.383cm" svg:y="2.137cm">
          <draw:text-box>
            <text:p>“X”</text:p>
          </draw:text-box>
        </draw:frame>
        <draw:frame draw:style-name="gr5" draw:text-style-name="P2" draw:layer="layout" svg:width="4.318cm" svg:height="1.165cm" svg:x="9.906cm" svg:y="3.661cm">
          <draw:text-box>
            <text:p>ID:0x954ec0 <text:s/></text:p>
          </draw:text-box>
        </draw:frame>
        <draw:custom-shape draw:style-name="gr6" draw:text-style-name="P1" draw:layer="layout" svg:width="1.016cm" svg:height="0.962cm" svg:x="16.002cm" svg:y="5.0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0.762cm" svg:height="0.962cm" svg:x="16.002cm" svg:y="5.08cm">
          <draw:text-box>
            <text:p>5</text:p>
          </draw:text-box>
        </draw:frame>
        <draw:custom-shape draw:style-name="gr8" draw:text-style-name="P1" draw:layer="layout" svg:width="1.778cm" svg:height="1.524cm" svg:x="12.7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27cm" svg:height="1.165cm" svg:x="12.954cm" svg:y="5.08cm">
          <draw:text-box>
            <text:p>int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" draw:text-style-name="P1" draw:layer="layout" svg:width="8.89cm" svg:height="8.636cm" svg:x="9.652cm" svg:y="3.40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49cm" svg:height="0.962cm" svg:x="13.383cm" svg:y="2.188cm">
          <draw:text-box>
            <text:p>“X”</text:p>
          </draw:text-box>
        </draw:frame>
        <draw:frame draw:style-name="gr5" draw:text-style-name="P2" draw:layer="layout" svg:width="4.318cm" svg:height="1.165cm" svg:x="9.906cm" svg:y="3.712cm">
          <draw:text-box>
            <text:p>ID:0x954ec0 <text:s/></text:p>
          </draw:text-box>
        </draw:frame>
        <draw:custom-shape draw:style-name="gr9" draw:text-style-name="P1" draw:layer="layout" svg:width="1.016cm" svg:height="0.962cm" svg:x="16.002cm" svg:y="5.13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0.762cm" svg:height="0.962cm" svg:x="16.002cm" svg:y="5.131cm">
          <draw:text-box>
            <text:p>5</text:p>
          </draw:text-box>
        </draw:frame>
        <draw:custom-shape draw:style-name="gr10" draw:text-style-name="P1" draw:layer="layout" svg:width="1.778cm" svg:height="1.524cm" svg:x="12.7cm" svg:y="4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27cm" svg:height="1.165cm" svg:x="12.954cm" svg:y="5.131cm">
          <draw:text-box>
            <text:p>int</text:p>
          </draw:text-box>
        </draw:frame>
        <draw:frame draw:style-name="gr11" draw:text-style-name="P2" draw:layer="layout" svg:width="8.636cm" svg:height="3.095cm" svg:x="12.7cm" svg:y="9.605cm">
          <draw:text-box>
            <text:p>__add__</text:p>
            <text:p>__sub__</text:p>
            <text:p>__eq__</text:p>
            <text:p/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7:39:46.378133618</meta:creation-date>
    <dc:date>2021-05-08T18:14:26.374270750</dc:date>
    <meta:editing-duration>PT9M44S</meta:editing-duration>
    <meta:editing-cycles>1</meta:editing-cycles>
    <meta:document-statistic meta:object-count="49"/>
    <meta:generator>LibreOffice/6.4.6.2$Linux_X86_64 LibreOffice_project/40$Build-2</meta:generator>
  </office:meta>
</office:document-meta>
</file>